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Header">
      <style:text-properties fo:font-weight="bold" officeooo:rsid="0019b510" officeooo:paragraph-rsid="0019b510" style:font-weight-asian="bold" style:font-weight-complex="bold"/>
    </style:style>
    <style:style style:name="P2" style:family="paragraph" style:parent-style-name="Table_20_Contents">
      <style:text-properties fo:font-weight="bold" officeooo:rsid="001b61b6" officeooo:paragraph-rsid="001b61b6" style:font-weight-asian="bold" style:font-weight-complex="bold"/>
    </style:style>
    <style:style style:name="P3" style:family="paragraph" style:parent-style-name="Standard">
      <style:text-properties officeooo:rsid="001b61b6" officeooo:paragraph-rsid="0019b510"/>
    </style:style>
    <style:style style:name="P4" style:family="paragraph" style:parent-style-name="Standard">
      <style:text-properties officeooo:rsid="001b61b6" officeooo:paragraph-rsid="001b61b6"/>
    </style:style>
    <style:style style:name="P5" style:family="paragraph" style:parent-style-name="Table_20_Contents">
      <style:text-properties officeooo:rsid="001b61b6" officeooo:paragraph-rsid="001b61b6"/>
    </style:style>
    <style:style style:name="P6" style:family="paragraph" style:parent-style-name="Table_20_Contents">
      <style:text-properties officeooo:rsid="001b61b6" officeooo:paragraph-rsid="001c0240"/>
    </style:style>
    <style:style style:name="P7" style:family="paragraph" style:parent-style-name="Table_20_Contents">
      <style:text-properties fo:font-weight="bold" officeooo:rsid="001b61b6" officeooo:paragraph-rsid="001b61b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02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A</text:p>
            <text:p text:style-name="P2">B</text:p>
            <text:p text:style-name="P2">C</text:p>
            <text:p text:style-name="P5"><text:s text:c="4"/>Cycle of Fifths, Flats…………………..00-09</text:p>
            <text:p text:style-name="P5"><text:s text:c="4"/>Cycle of Fifths, Sharps.………………..00-07</text:p>
            <text:p text:style-name="P2">D</text:p>
            <text:p text:style-name="P2">E</text:p>
            <text:p text:style-name="P2">F</text:p>
            <text:p text:style-name="P5"><text:s text:c="4"/>Flats……………………………………00-05</text:p>
            <text:p text:style-name="P2">G</text:p>
            <text:p text:style-name="P2">H</text:p>
            <text:p text:style-name="P5"><text:span text:style-name="T1">I</text:span><text:line-break/><text:span text:style-name="T1">J</text:span></text:p>
            <text:p text:style-name="P2">K</text:p>
            <text:p text:style-name="P2">L</text:p>
            <text:p text:style-name="P2">M</text:p>
            <text:p text:style-name="P5"><text:s text:c="4"/>Modes, Aeolian………………………...00-11</text:p>
            <text:p text:style-name="P5"><text:s text:c="4"/><text:span text:style-name="T2">Modes, Dorian…………………………00-23</text:span></text:p>
            <text:p text:style-name="P5"><text:s text:c="4"/><text:span text:style-name="T2">Modes, Ionian………………………….00-19</text:span></text:p>
            <text:p text:style-name="P5"><text:s text:c="4"/>Modes, Locrian………………………...00-15</text:p>
            <text:p text:style-name="P5"><text:s text:c="4"/><text:span text:style-name="T2">Modes, Locrian………………………...00-27</text:span></text:p>
            <text:p text:style-name="P5"><text:s text:c="4"/><text:span text:style-name="T2">Modes, Lydian…………………………00-31</text:span></text:p>
            <text:p text:style-name="P5"><text:s text:c="4"/><text:span text:style-name="T2">Modes, Mixolydian…………………….00-35</text:span></text:p>
            <text:p text:style-name="P5"><text:s text:c="4"/><text:span text:style-name="T2">Modes, Phrygian……………………….00-27</text:span></text:p>
          </table:table-cell>
          <table:table-cell table:style-name="Table1.A1" office:value-type="string">
            <text:p text:style-name="P2">N</text:p>
            <text:p text:style-name="P5"><text:s text:c="4"/>Notes, reading in all registers……………00-01</text:p>
            <text:p text:style-name="P2">O</text:p>
            <text:p text:style-name="P2">P</text:p>
            <text:p text:style-name="P2">Q</text:p>
            <text:p text:style-name="P2">R</text:p>
            <text:p text:style-name="P2">S</text:p>
            <text:p text:style-name="P6"><text:s text:c="4"/><text:span text:style-name="T2">Scales, Lydian dominant………………..00-31</text:span></text:p>
            <text:p text:style-name="P6"><text:s text:c="4"/>Scales, major blues……………………...00-15</text:p>
            <text:p text:style-name="P6"><text:s text:c="4"/><text:span text:style-name="T2">Scales, melodic minor…………………...00-39</text:span></text:p>
            <text:p text:style-name="P5"><text:s text:c="4"/>Scales, minor blues……………………...00-11</text:p>
            <text:p text:style-name="P5"><text:s text:c="4"/><text:span text:style-name="T2">Scales, minor pentatonic………………...00-23</text:span></text:p>
            <text:p text:style-name="P5"><text:s text:c="4"/><text:span text:style-name="T2">Scales, Mixolydian b6…………………..00-35</text:span></text:p>
            <text:p text:style-name="P5"><text:s text:c="4"/><text:span text:style-name="T2">Scales, whole tone………………………00-19</text:span></text:p>
            <text:p text:style-name="P5"><text:s text:c="4"/>Sharps…………………………………...00-03</text:p>
            <text:p text:style-name="P2">T</text:p>
            <text:p text:style-name="P2">U</text:p>
            <text:p text:style-name="P2">V</text:p>
            <text:p text:style-name="P2">W</text:p>
            <text:p text:style-name="P2">X</text:p>
            <text:p text:style-name="P2">Y</text:p>
            <text:p text:style-name="P2">Z</text:p>
          </table:table-cell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9b510" officeooo:paragraph-rsid="0019b510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Saxtalk.com Daily Saxophone Etudes Volume 1</text:p>
        <text:p text:style-name="MP1">Alphabetical Index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20:18:38.916224943</meta:creation-date>
    <dc:date>2022-12-21T20:50:26.273207051</dc:date>
    <meta:editing-duration>PT13M52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1" meta:paragraph-count="47" meta:word-count="86" meta:character-count="819" meta:non-whitespace-character-count="700"/>
  </office:meta>
</office:document-meta>
</file>